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2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7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3" table:number-columns-repeated="2" table:default-cell-style-name="ce10"/>
        <table:table-column table:style-name="co4" table:default-cell-style-name="ce12"/>
        <table:table-column table:style-name="co1" table:default-cell-style-name="ce12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6" table:default-cell-style-name="ce4"/>
        <table:table-column table:style-name="co3" table:number-columns-repeated="246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 table:style-name="ce1" office:value-type="string" calcext:value-type="string">
            <text:p>Attribuée à</text:p>
          </table:covered-table-cell>
          <table:table-cell table:style-name="ce1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JJ/MM/AAAA</text:p>
          </table:table-cell>
          <table:table-cell table:number-columns-repeated="2" table:style-name="ce9" office:value-type="string" calcext:value-type="string">
            <text:p>HH:MM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string" calcext:value-type="string">
            <text:p>Benjamin</text:p>
          </table:table-cell>
          <table:table-cell table:style-name="ce1" office:value-type="string" calcext:value-type="string">
            <text:p>Selim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émi</text:p>
          </table:table-cell>
          <table:table-cell table:style-name="ce6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Story – Inscription</text:p>
          </table:table-cell>
          <table:table-cell table:style-name="ce7" office:value-type="date" office:date-value="2017-09-15" calcext:value-type="date">
            <text:p>15/09/17</text:p>
          </table:table-cell>
          <table:table-cell table:number-columns-repeated="2"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r Story – Déposer une annonce</text:p>
          </table:table-cell>
          <table:table-cell table:style-name="ce8" office:value-type="date" office:date-value="2017-09-15" calcext:value-type="date">
            <text:p>15/09/17</text:p>
          </table:table-cell>
          <table:table-cell table:number-columns-repeated="2" table:style-name="ce11" office:value-type="time" office:time-value="PT00H30M00S" calcext:value-type="time">
            <text:p>0:30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8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 Story – Modération d’une annonce</text:p>
          </table:table-cell>
          <table:table-cell table:style-name="ce7" office:value-type="date" office:date-value="2017-09-15" calcext:value-type="date">
            <text:p>15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25M00S" calcext:value-type="time">
            <text:p>0: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r Story – Recherche d’annonce et achat</text:p>
          </table:table-cell>
          <table:table-cell table:style-name="ce8" office:value-type="date" office:date-value="2017-09-15" calcext:value-type="date">
            <text:p>15/09/17</text:p>
          </table:table-cell>
          <table:table-cell table:number-columns-repeated="2" table:style-name="ce11" office:value-type="time" office:time-value="PT00H30M00S" calcext:value-type="time">
            <text:p>0:30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8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 Story - <text:s/>Fidélisation d’un client</text:p>
          </table:table-cell>
          <table:table-cell table:style-name="ce7" office:value-type="date" office:date-value="2017-09-15" calcext:value-type="date">
            <text:p>15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35M00S" calcext:value-type="time">
            <text:p>0:3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User Story – Inscription</text:p>
          </table:table-cell>
          <table:table-cell table:style-name="ce8" office:value-type="date" office:date-value="2017-09-22" calcext:value-type="date">
            <text:p>22/09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0H20M00S" calcext:value-type="time">
            <text:p>0:20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PDATE – User Story – Déposer une annonce</text:p>
          </table:table-cell>
          <table:table-cell table:style-name="ce7" office:value-type="date" office:date-value="2017-09-22" calcext:value-type="date">
            <text:p>22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20M00S" calcext:value-type="time">
            <text:p>0: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User Story – Modération d’une annonce</text:p>
          </table:table-cell>
          <table:table-cell table:style-name="ce8" office:value-type="date" office:date-value="2017-09-22" calcext:value-type="date">
            <text:p>22/09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0H20M00S" calcext:value-type="time">
            <text:p>0:20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 Case – Inscription</text:p>
          </table:table-cell>
          <table:table-cell table:style-name="ce7" office:value-type="date" office:date-value="2017-09-22" calcext:value-type="date">
            <text:p>22/09/17</text:p>
          </table:table-cell>
          <table:table-cell table:number-columns-repeated="2" office:value-type="time" office:time-value="PT00H40M00S" calcext:value-type="time">
            <text:p>0: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User Story – Recherche d’annonce et achat</text:p>
          </table:table-cell>
          <table:table-cell table:style-name="ce8"/>
          <table:table-cell table:number-columns-repeated="2" table:style-name="ce11" office:value-type="time" office:time-value="PT00H30M00S" calcext:value-type="time">
            <text:p>0:30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/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PDATE – User Story – Fidélisation d’un client</text:p>
          </table:table-cell>
          <table:table-cell table:style-name="ce7" office:value-type="date" office:date-value="2017-09-22" calcext:value-type="date">
            <text:p>22/09/17</text:p>
          </table:table-cell>
          <table:table-cell table:number-columns-repeated="2"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UPDATE – User Stories : Refonte complète</text:p>
          </table:table-cell>
          <table:table-cell table:style-name="ce8"/>
          <table:table-cell table:style-name="ce11" table:number-columns-repeated="2"/>
          <table:table-cell table:style-name="ce13" table:number-columns-repeated="5"/>
          <table:table-cell table:style-name="ce8"/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DATE – User Story – Acheteur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40M00S" calcext:value-type="time">
            <text:p>0: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User Story – Vendeur</text:p>
          </table:table-cell>
          <table:table-cell table:style-name="ce8" office:value-type="date" office:date-value="2017-09-29" calcext:value-type="date">
            <text:p>29/09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0H25M00S" calcext:value-type="time">
            <text:p>0:25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date" office:date-value="2017-09-29" calcext:value-type="date">
            <text:p>29/09/17</text:p>
          </table:table-cell>
          <table:table-cell table:style-name="ce14"/>
          <table:table-cell table:number-columns-repeated="2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PDATE – User Story – Modérateur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20M00S" calcext:value-type="time">
            <text:p>0:2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7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 Case – Dépot d’une annonce</text:p>
          </table:table-cell>
          <table:table-cell table:style-name="ce8" office:value-type="date" office:date-value="2017-09-29" calcext:value-type="date">
            <text:p>29/09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0H25M00S" calcext:value-type="time">
            <text:p>0:25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8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 Case – Modération d’une annonce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35M00S" calcext:value-type="time">
            <text:p>0:3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 Case – Recherche d’annonce et achat</text:p>
          </table:table-cell>
          <table:table-cell table:style-name="ce8" office:value-type="date" office:date-value="2017-09-29" calcext:value-type="date">
            <text:p>29/09/17</text:p>
          </table:table-cell>
          <table:table-cell table:number-columns-repeated="2" table:style-name="ce11" office:value-type="time" office:time-value="PT00H30M00S" calcext:value-type="time">
            <text:p>0:30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8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 Case – Système de réputation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0H30M00S" calcext:value-type="time">
            <text:p>0:3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09-20" calcext:value-type="date">
            <text:p>20/09/17</text:p>
          </table:table-cell>
          <table:table-cell table:number-columns-repeated="24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agramme Use Case – Acheteur</text:p>
          </table:table-cell>
          <table:table-cell table:style-name="ce8" office:value-type="date" office:date-value="2017-09-29" calcext:value-type="date">
            <text:p>29/09/17</text:p>
          </table:table-cell>
          <table:table-cell table:number-columns-repeated="2" table:style-name="ce11" office:value-type="time" office:time-value="PT01H00M00S" calcext:value-type="time">
            <text:p>1:00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8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agramme Use Case – Vendeur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1H00M00S" calcext:value-type="time">
            <text:p>1:00</text:p>
          </table:table-cell>
          <table:table-cell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agramme Use Case – Modérateur</text:p>
          </table:table-cell>
          <table:table-cell table:style-name="ce8" office:value-type="date" office:date-value="2017-09-29" calcext:value-type="date">
            <text:p>29/09/17</text:p>
          </table:table-cell>
          <table:table-cell table:style-name="ce11" office:value-type="time" office:time-value="PT01H00M00S" calcext:value-type="time">
            <text:p>1:00</text:p>
          </table:table-cell>
          <table:table-cell table:style-name="ce11" office:value-type="time" office:time-value="PT00H50M00S" calcext:value-type="time">
            <text:p>0:50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x</text:p>
          </table:table-cell>
          <table:table-cell table:style-name="ce8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PDATE – Diagramme Use Case - <text:s/>Vendeur</text:p>
          </table:table-cell>
          <table:table-cell table:style-name="ce7" office:value-type="date" office:date-value="2017-10-05" calcext:value-type="date">
            <text:p>05/10/17</text:p>
          </table:table-cell>
          <table:table-cell office:value-type="time" office:time-value="PT00H45M00S" calcext:value-type="time">
            <text:p>0:45</text:p>
          </table:table-cell>
          <table:table-cell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10-05" calcext:value-type="date">
            <text:p>05/10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Diagramme Use Case – Modérateur</text:p>
          </table:table-cell>
          <table:table-cell table:style-name="ce8" office:value-type="date" office:date-value="2017-10-06" calcext:value-type="date">
            <text:p>06/10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1H00M00S" calcext:value-type="time">
            <text:p>1:00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8" office:value-type="date" office:date-value="2017-10-06" calcext:value-type="date">
            <text:p>06/10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agramme des classes liées aux membres</text:p>
          </table:table-cell>
          <table:table-cell table:style-name="ce7" office:value-type="date" office:date-value="2017-10-06" calcext:value-type="date">
            <text:p>06/10/17</text:p>
          </table:table-cell>
          <table:table-cell office:value-type="time" office:time-value="PT00H20M00S" calcext:value-type="time">
            <text:p>0:20</text:p>
          </table:table-cell>
          <table:table-cell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10-06" calcext:value-type="date">
            <text:p>06/10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agramme des classes liées à la réputation</text:p>
          </table:table-cell>
          <table:table-cell table:style-name="ce8" office:value-type="date" office:date-value="2017-10-06" calcext:value-type="date">
            <text:p>06/10/17</text:p>
          </table:table-cell>
          <table:table-cell table:style-name="ce11" office:value-type="time" office:time-value="PT00H20M00S" calcext:value-type="time">
            <text:p>0:20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date" office:date-value="2017-10-06" calcext:value-type="date">
            <text:p>06/10/17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bleau Suivi Projet</text:p>
          </table:table-cell>
          <table:table-cell table:style-name="ce7" office:value-type="date" office:date-value="2017-10-06" calcext:value-type="date">
            <text:p>06/10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2H00M00S" calcext:value-type="time">
            <text:p>2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 office:value-type="date" office:date-value="2017-10-06" calcext:value-type="date">
            <text:p>06/10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Nouvelle version Document de <text:s/>suivi de projet</text:p>
          </table:table-cell>
          <table:table-cell table:style-name="ce8" office:value-type="date" office:date-value="2017-10-10" calcext:value-type="date">
            <text:p>10/10/17</text:p>
          </table:table-cell>
          <table:table-cell table:style-name="ce11" office:value-type="time" office:time-value="PT00H45M00S" calcext:value-type="time">
            <text:p>0:45</text:p>
          </table:table-cell>
          <table:table-cell table:style-name="ce11" office:value-type="time" office:time-value="PT01H00M00S" calcext:value-type="time">
            <text:p>1:00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date" office:date-value="2017-10-10" calcext:value-type="date">
            <text:p>10/10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 usage globale de l’application (Synthèse)</text:p>
          </table:table-cell>
          <table:table-cell table:style-name="ce7" office:value-type="date" office:date-value="2017-10-10" calcext:value-type="date">
            <text:p>10/10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1H00M00S" calcext:value-type="time">
            <text:p>1:0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10-10" calcext:value-type="date">
            <text:p>10/10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 case dans le document de suivi de projet</text:p>
          </table:table-cell>
          <table:table-cell table:style-name="ce8" office:value-type="date" office:date-value="2017-10-10" calcext:value-type="date">
            <text:p>10/10/17</text:p>
          </table:table-cell>
          <table:table-cell table:style-name="ce11" office:value-type="time" office:time-value="PT00H15M00S" calcext:value-type="time">
            <text:p>0:15</text:p>
          </table:table-cell>
          <table:table-cell table:style-name="ce11" office:value-type="time" office:time-value="PT00H35M00S" calcext:value-type="time">
            <text:p>0:35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date" office:date-value="2017-10-10" calcext:value-type="date">
            <text:p>10/10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agramme des classes liées aux annonces</text:p>
          </table:table-cell>
          <table:table-cell table:style-name="ce7" office:value-type="date" office:date-value="2017-10-12" calcext:value-type="date">
            <text:p>12/10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40M00S" calcext:value-type="time">
            <text:p>0: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10-12" calcext:value-type="date">
            <text:p>12/10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agramme des classes liées aux produits</text:p>
          </table:table-cell>
          <table:table-cell table:style-name="ce8" office:value-type="date" office:date-value="2017-10-12" calcext:value-type="date">
            <text:p>12/10/17</text:p>
          </table:table-cell>
          <table:table-cell table:style-name="ce11" office:value-type="time" office:time-value="PT00H10M00S" calcext:value-type="time">
            <text:p>0:10</text:p>
          </table:table-cell>
          <table:table-cell table:style-name="ce11" office:value-type="time" office:time-value="PT00H20M00S" calcext:value-type="time">
            <text:p>0:20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date" office:date-value="2017-10-12" calcext:value-type="date">
            <text:p>12/10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Diagramme des classes dans le document de suivi de projet</text:p>
          </table:table-cell>
          <table:table-cell table:style-name="ce7" office:value-type="date" office:date-value="2017-10-12" calcext:value-type="date">
            <text:p>12/10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50M00S" calcext:value-type="time">
            <text:p>0:5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10-12" calcext:value-type="date">
            <text:p>12/10/17</text:p>
          </table:table-cell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hours/>
      <number:text>:</number:text>
      <number:minutes number:style="long"/>
    </number:time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lt;=1.79769313486232E+308" style:apply-style-name="N125P0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3:48:00.637763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5:22:16.358903394</dc:date>
    <meta:editing-duration>PT1H48M3S</meta:editing-duration>
    <meta:editing-cycles>4</meta:editing-cycles>
    <meta:generator>LibreOffice/5.1.6.2$Linux_X86_64 LibreOffice_project/10m0$Build-2</meta:generator>
    <meta:document-statistic meta:table-count="1" meta:cell-count="253" meta:object-count="0"/>
  </office:meta>
</office:document-meta>
</file>